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Frutiger LT Std 55 Roman" svg:font-family="Frutiger LT Std 55 Roman" style:font-family-generic="swiss" style:font-pitch="variable"/>
    <style:font-face style:name="Frutiger LT Std 87 ExtraBlk Cn" svg:font-family="Frutiger LT Std 87 ExtraBlk Cn"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3" style:parent-style-name="Titre1" style:family="paragraph">
      <style:paragraph-properties fo:text-align="center"/>
    </style:style>
    <style:style style:name="P4" style:parent-style-name="Paragraphedeliste" style:list-style-name="LFO22" style:family="paragraph"/>
    <style:style style:name="P5" style:parent-style-name="Paragraphedeliste" style:list-style-name="LFO22" style:family="paragraph"/>
    <style:style style:name="P6" style:parent-style-name="Paragraphedeliste" style:list-style-name="LFO22" style:family="paragraph"/>
    <style:style style:name="P7" style:parent-style-name="Paragraphedeliste" style:list-style-name="LFO22" style:family="paragraph"/>
    <style:style style:name="P8" style:parent-style-name="Paragraphedeliste" style:list-style-name="LFO22" style:family="paragraph"/>
    <style:style style:name="P9" style:parent-style-name="Paragraphedeliste" style:list-style-name="LFO22" style:family="paragraph"/>
    <style:style style:name="P10" style:parent-style-name="Paragraphedeliste" style:list-style-name="LFO22" style:family="paragraph"/>
    <style:style style:name="P11" style:parent-style-name="Paragraphedeliste" style:list-style-name="LFO22" style:family="paragraph"/>
    <style:style style:name="P12" style:parent-style-name="Normal" style:family="paragraph">
      <style:text-properties style:font-name-complex="Times New Roman" fo:color="#000000"/>
    </style:style>
    <style:style style:name="T13" style:parent-style-name="Policepardéfaut" style:family="text">
      <style:text-properties style:font-name-complex="Times New Roman" fo:color="#000000"/>
    </style:style>
    <style:style style:name="T14" style:parent-style-name="Lienhypertexte" style:family="text">
      <style:text-properties style:font-name-complex="Times New Roman"/>
    </style:style>
    <style:style style:name="T15" style:parent-style-name="Lienhypertexte" style:family="text">
      <style:text-properties style:font-name-complex="Times New Roman"/>
    </style:style>
    <style:style style:name="T16" style:parent-style-name="Lienhypertexte" style:family="text">
      <style:text-properties style:font-name-complex="Times New Roman"/>
    </style:style>
    <style:style style:name="T17" style:parent-style-name="Lienhypertexte" style:family="text">
      <style:text-properties style:font-name-complex="Times New Roman"/>
    </style:style>
    <style:style style:name="P18" style:parent-style-name="Normal" style:family="paragraph">
      <style:text-properties style:font-name-complex="Times New Roman" fo:color="#000000"/>
    </style:style>
    <style:style style:name="P19" style:parent-style-name="Paragraphedeliste" style:list-style-name="LFO23" style:family="paragraph">
      <style:paragraph-properties fo:text-align="start"/>
      <style:text-properties style:font-name-complex="Times New Roman" fo:color="#FF0000"/>
    </style:style>
    <style:style style:name="P20" style:parent-style-name="Paragraphedeliste" style:list-style-name="LFO23" style:family="paragraph">
      <style:paragraph-properties fo:text-align="start"/>
    </style:style>
    <style:style style:name="T21" style:parent-style-name="Policepardéfaut" style:family="text">
      <style:text-properties style:font-name-complex="Times New Roman" fo:color="#FF0000"/>
    </style:style>
    <style:style style:name="P22" style:parent-style-name="Paragraphedeliste" style:list-style-name="LFO23" style:family="paragraph">
      <style:paragraph-properties fo:text-align="start"/>
    </style:style>
    <style:style style:name="T23" style:parent-style-name="Policepardéfaut" style:family="text">
      <style:text-properties style:font-name-complex="Times New Roman" fo:color="#000000"/>
    </style:style>
    <style:style style:name="T24" style:parent-style-name="Policepardéfaut" style:family="text">
      <style:text-properties style:font-name-complex="Times New Roman" fo:color="#000000"/>
    </style:style>
    <style:style style:name="T25" style:parent-style-name="Policepardéfaut" style:family="text">
      <style:text-properties style:font-name-complex="Times New Roman" fo:color="#FF0000"/>
    </style:style>
    <style:style style:name="P26" style:parent-style-name="Paragraphedeliste" style:list-style-name="LFO23" style:family="paragraph">
      <style:paragraph-properties fo:text-align="start"/>
    </style:style>
    <style:style style:name="T27" style:parent-style-name="Policepardéfaut" style:family="text">
      <style:text-properties style:font-name-complex="Times New Roman" fo:color="#000000"/>
    </style:style>
    <style:style style:name="T28" style:parent-style-name="Policepardéfaut" style:family="text">
      <style:text-properties style:font-name-complex="Times New Roman" fo:color="#FF0000"/>
    </style:style>
    <style:style style:name="T29" style:parent-style-name="Policepardéfaut" style:family="text">
      <style:text-properties style:font-name-complex="Times New Roman" fo:color="#000000"/>
    </style:style>
    <style:style style:name="P30" style:parent-style-name="Normal" style:family="paragraph">
      <style:paragraph-properties fo:text-align="center"/>
    </style:style>
    <style:style style:name="P31" style:parent-style-name="Paragraphedeliste" style:list-style-name="LFO23" style:family="paragraph">
      <style:text-properties style:font-name-complex="Times New Roman" fo:color="#000000"/>
    </style:style>
    <style:style style:name="P32" style:parent-style-name="Paragraphedeliste" style:list-style-name="LFO23" style:family="paragraph"/>
    <style:style style:name="T33" style:parent-style-name="Policepardéfaut" style:family="text">
      <style:text-properties style:font-name-complex="Times New Roman" fo:color="#000000"/>
    </style:style>
    <style:style style:name="T34" style:parent-style-name="Policepardéfaut" style:family="text">
      <style:text-properties style:font-name-complex="Times New Roman" fo:color="#FF0000"/>
    </style:style>
    <style:style style:name="P35" style:parent-style-name="Paragraphedeliste" style:list-style-name="LFO23" style:family="paragraph"/>
    <style:style style:name="T36" style:parent-style-name="Policepardéfaut" style:family="text">
      <style:text-properties style:font-name-complex="Times New Roman" fo:color="#000000"/>
    </style:style>
    <style:style style:name="T37" style:parent-style-name="Policepardéfaut" style:family="text">
      <style:text-properties style:font-name-complex="Times New Roman" fo:color="#FF0000"/>
    </style:style>
    <style:style style:name="T38" style:parent-style-name="Policepardéfaut" style:family="text">
      <style:text-properties style:font-name-complex="Times New Roman" fo:color="#000000"/>
    </style:style>
    <style:style style:name="P39" style:parent-style-name="Normal" style:family="paragraph">
      <style:paragraph-properties fo:text-align="center"/>
      <style:text-properties style:font-name-complex="Times New Roman" fo:color="#000000"/>
    </style:style>
    <style:style style:name="P40" style:parent-style-name="Paragraphedeliste" style:list-style-name="LFO23" style:family="paragraph">
      <style:paragraph-properties fo:text-align="start"/>
    </style:style>
    <style:style style:name="T41" style:parent-style-name="Policepardéfaut" style:family="text">
      <style:text-properties style:font-name-complex="Times New Roman" fo:color="#FF0000"/>
    </style:style>
    <style:style style:name="P42" style:parent-style-name="Paragraphedeliste" style:list-style-name="LFO23" style:family="paragraph">
      <style:paragraph-properties fo:text-align="start"/>
    </style:style>
    <style:style style:name="T43" style:parent-style-name="Policepardéfaut" style:family="text">
      <style:text-properties style:font-name-complex="Times New Roman" fo:color="#000000"/>
    </style:style>
    <style:style style:name="T44" style:parent-style-name="Policepardéfaut" style:family="text">
      <style:text-properties style:font-name-complex="Times New Roman" fo:color="#FF0000"/>
    </style:style>
    <style:style style:name="T45" style:parent-style-name="Policepardéfaut" style:family="text">
      <style:text-properties style:font-name-complex="Times New Roman" fo:color="#000000"/>
    </style:style>
    <style:style style:name="P46" style:parent-style-name="Paragraphedeliste" style:list-style-name="LFO23" style:family="paragraph">
      <style:paragraph-properties fo:text-align="start"/>
    </style:style>
    <style:style style:name="T47" style:parent-style-name="Policepardéfaut" style:family="text">
      <style:text-properties style:font-name-complex="Times New Roman" fo:color="#000000"/>
    </style:style>
    <style:style style:name="T48" style:parent-style-name="Policepardéfaut" style:family="text">
      <style:text-properties style:font-name-complex="Times New Roman" fo:color="#FF0000"/>
    </style:style>
    <style:style style:name="T49" style:parent-style-name="Policepardéfaut" style:family="text">
      <style:text-properties style:font-name-complex="Times New Roman" fo:color="#000000"/>
    </style:style>
    <style:style style:name="P50" style:parent-style-name="Normal" style:family="paragraph">
      <style:paragraph-properties fo:text-align="center"/>
    </style:style>
    <style:style style:name="T51" style:parent-style-name="Policepardéfaut" style:family="text">
      <style:text-properties style:font-name-complex="Times New Roman" fo:color="#FF0000"/>
    </style:style>
    <style:style style:name="T52" style:parent-style-name="Policepardéfaut" style:family="text">
      <style:text-properties style:font-name-complex="Times New Roman" fo:color="#000000"/>
    </style:style>
    <style:style style:name="P53" style:parent-style-name="Normal" style:family="paragraph">
      <style:paragraph-properties fo:text-align="start" style:vertical-align="auto"/>
      <style:text-properties style:font-name-complex="Times New Roman" fo:color="#000000" fo:hyphenate="true"/>
    </style:style>
    <style:style style:name="T54" style:parent-style-name="Policepardéfaut" style:family="text">
      <style:text-properties style:font-name-complex="Times New Roman" fo:color="#000000"/>
    </style:style>
    <style:style style:name="T55" style:parent-style-name="Lienhypertexte" style:family="text">
      <style:text-properties style:font-name-complex="Times New Roman"/>
    </style:style>
    <style:style style:name="P56" style:parent-style-name="Normal" style:family="paragraph">
      <style:text-properties style:font-name-complex="Times New Roman" fo:color="#000000"/>
    </style:style>
    <style:style style:name="P57" style:parent-style-name="Paragraphedeliste" style:list-style-name="LFO23" style:family="paragraph">
      <style:paragraph-properties fo:text-align="start"/>
    </style:style>
    <style:style style:name="T58" style:parent-style-name="Policepardéfaut" style:family="text">
      <style:text-properties style:font-name-complex="Times New Roman" fo:color="#FF0000"/>
    </style:style>
    <style:style style:name="P59" style:parent-style-name="Paragraphedeliste" style:list-style-name="LFO23" style:family="paragraph">
      <style:paragraph-properties fo:text-align="start"/>
    </style:style>
    <style:style style:name="T60" style:parent-style-name="Policepardéfaut" style:family="text">
      <style:text-properties style:font-name-complex="Times New Roman" fo:color="#000000"/>
    </style:style>
    <style:style style:name="T61" style:parent-style-name="Policepardéfaut" style:family="text">
      <style:text-properties style:font-name-complex="Times New Roman" fo:color="#000000"/>
    </style:style>
    <style:style style:name="T62" style:parent-style-name="Policepardéfaut" style:family="text">
      <style:text-properties style:font-name-complex="Times New Roman" fo:color="#FF0000"/>
    </style:style>
    <style:style style:name="P63" style:parent-style-name="Paragraphedeliste" style:list-style-name="LFO23" style:family="paragraph">
      <style:paragraph-properties fo:text-align="start"/>
    </style:style>
    <style:style style:name="T64" style:parent-style-name="Policepardéfaut" style:family="text">
      <style:text-properties style:font-name-complex="Times New Roman" fo:color="#000000"/>
    </style:style>
    <style:style style:name="T65" style:parent-style-name="Policepardéfaut" style:family="text">
      <style:text-properties style:font-name-complex="Times New Roman" fo:color="#000000"/>
    </style:style>
    <style:style style:name="T66" style:parent-style-name="Policepardéfaut" style:family="text">
      <style:text-properties style:font-name-complex="Times New Roman" fo:color="#FF0000"/>
    </style:style>
    <style:style style:name="P67" style:parent-style-name="Paragraphedeliste" style:list-style-name="LFO23" style:family="paragraph">
      <style:paragraph-properties fo:text-align="start"/>
    </style:style>
    <style:style style:name="T68" style:parent-style-name="Policepardéfaut" style:family="text">
      <style:text-properties style:font-name-complex="Times New Roman" fo:color="#000000"/>
    </style:style>
    <style:style style:name="T69" style:parent-style-name="Policepardéfaut" style:family="text">
      <style:text-properties style:font-name-complex="Times New Roman" fo:color="#FF0000"/>
    </style:style>
    <style:style style:name="T70" style:parent-style-name="Policepardéfaut" style:family="text">
      <style:text-properties style:font-name-complex="Times New Roman" fo:color="#000000"/>
    </style:style>
    <style:style style:name="P71" style:parent-style-name="Paragraphedeliste" style:list-style-name="LFO23" style:family="paragraph">
      <style:paragraph-properties fo:text-align="start"/>
    </style:style>
    <style:style style:name="T72" style:parent-style-name="Policepardéfaut" style:family="text">
      <style:text-properties style:font-name-complex="Times New Roman" fo:color="#000000"/>
    </style:style>
    <style:style style:name="T73" style:parent-style-name="Policepardéfaut" style:family="text">
      <style:text-properties style:font-name-complex="Times New Roman" fo:color="#FF0000"/>
    </style:style>
    <style:style style:name="T74" style:parent-style-name="Policepardéfaut" style:family="text">
      <style:text-properties style:font-name-complex="Times New Roman" fo:color="#000000"/>
    </style:style>
    <style:style style:name="P75" style:parent-style-name="Paragraphedeliste" style:list-style-name="LFO23" style:family="paragraph">
      <style:paragraph-properties fo:text-align="start"/>
    </style:style>
    <style:style style:name="T76" style:parent-style-name="Policepardéfaut" style:family="text">
      <style:text-properties style:font-name-complex="Times New Roman" fo:color="#000000"/>
    </style:style>
    <style:style style:name="T77" style:parent-style-name="Policepardéfaut" style:family="text">
      <style:text-properties style:font-name-complex="Times New Roman" fo:color="#FF0000"/>
    </style:style>
    <style:style style:name="T78" style:parent-style-name="Policepardéfaut" style:family="text">
      <style:text-properties style:font-name-complex="Times New Roman" fo:color="#000000"/>
    </style:style>
    <style:style style:name="P79" style:parent-style-name="Normal" style:family="paragraph">
      <style:paragraph-properties fo:text-align="center"/>
    </style:style>
    <style:style style:name="P80" style:parent-style-name="Paragraphedeliste" style:list-style-name="LFO23" style:family="paragraph">
      <style:text-properties style:font-name-complex="Times New Roman" fo:color="#000000"/>
    </style:style>
    <style:style style:name="P81" style:parent-style-name="Paragraphedeliste" style:list-style-name="LFO23" style:family="paragraph"/>
    <style:style style:name="T82" style:parent-style-name="Policepardéfaut" style:family="text">
      <style:text-properties style:font-name-complex="Times New Roman" fo:color="#000000"/>
    </style:style>
    <style:style style:name="T83" style:parent-style-name="Policepardéfaut" style:family="text">
      <style:text-properties style:font-name-complex="Times New Roman" fo:color="#FF0000"/>
    </style:style>
    <style:style style:name="P84" style:parent-style-name="Paragraphedeliste" style:list-style-name="LFO23" style:family="paragraph"/>
    <style:style style:name="T85" style:parent-style-name="Policepardéfaut" style:family="text">
      <style:text-properties style:font-name-complex="Times New Roman" fo:color="#000000"/>
    </style:style>
    <style:style style:name="T86" style:parent-style-name="Policepardéfaut" style:family="text">
      <style:text-properties style:font-name-complex="Times New Roman" fo:color="#FF0000"/>
    </style:style>
    <style:style style:name="T87" style:parent-style-name="Policepardéfaut" style:family="text">
      <style:text-properties style:font-name-complex="Times New Roman" fo:color="#000000"/>
    </style:style>
    <style:style style:name="P88" style:parent-style-name="Normal" style:family="paragraph">
      <style:text-properties style:font-name-complex="Times New Roman" fo:color="#000000"/>
    </style:style>
    <style:style style:name="P89" style:parent-style-name="Paragraphedeliste" style:list-style-name="LFO23" style:family="paragraph">
      <style:paragraph-properties fo:text-align="start"/>
    </style:style>
    <style:style style:name="T90" style:parent-style-name="Policepardéfaut" style:family="text">
      <style:text-properties style:font-name-complex="Times New Roman" fo:color="#FF0000"/>
    </style:style>
    <style:style style:name="P91" style:parent-style-name="Paragraphedeliste" style:list-style-name="LFO23" style:family="paragraph">
      <style:paragraph-properties fo:text-align="start"/>
    </style:style>
    <style:style style:name="T92" style:parent-style-name="Policepardéfaut" style:family="text">
      <style:text-properties style:font-name-complex="Times New Roman" fo:color="#000000"/>
    </style:style>
    <style:style style:name="T93" style:parent-style-name="Policepardéfaut" style:family="text">
      <style:text-properties style:font-name-complex="Times New Roman" fo:color="#FF0000"/>
    </style:style>
    <style:style style:name="T94" style:parent-style-name="Policepardéfaut" style:family="text">
      <style:text-properties style:font-name-complex="Times New Roman" fo:color="#000000"/>
    </style:style>
    <style:style style:name="P95" style:parent-style-name="Paragraphedeliste" style:list-style-name="LFO23" style:family="paragraph">
      <style:paragraph-properties fo:text-align="start"/>
    </style:style>
    <style:style style:name="T96" style:parent-style-name="Policepardéfaut" style:family="text">
      <style:text-properties style:font-name-complex="Times New Roman" fo:color="#000000"/>
    </style:style>
    <style:style style:name="T97" style:parent-style-name="Policepardéfaut" style:family="text">
      <style:text-properties style:font-name-complex="Times New Roman" fo:color="#FF0000"/>
    </style:style>
    <style:style style:name="T98" style:parent-style-name="Policepardéfaut" style:family="text">
      <style:text-properties style:font-name-complex="Times New Roman" fo:color="#000000"/>
    </style:style>
    <style:style style:name="P99" style:parent-style-name="Normal" style:family="paragraph">
      <style:paragraph-properties fo:text-align="center"/>
    </style:style>
    <style:style style:name="T100" style:parent-style-name="Policepardéfaut" style:family="text">
      <style:text-properties style:font-name-complex="Times New Roman" fo:color="#FF0000"/>
    </style:style>
    <style:style style:name="T101" style:parent-style-name="Policepardéfaut" style:family="text">
      <style:text-properties style:font-name-complex="Times New Roman" fo:color="#000000"/>
    </style:style>
    <style:style style:name="P102" style:parent-style-name="Normal" style:family="paragraph">
      <style:text-properties style:font-name-complex="Times New Roman" fo:color="#000000"/>
    </style:style>
  </office:automatic-styles>
  <office:body>
    <office:text text:use-soft-page-breaks="true">
      <text:h text:style-name="P1" text:outline-level="1">Evaluation chiffrée de l’hébergement<text:s/></text:h>
      <text:h text:style-name="P3" text:outline-level="1">du service Web Chocolate’in <text:s/>dans Azure</text:h>
      <text:h text:style-name="Titre1" text:outline-level="1">Cahier des charges</text:h>
      <text:list text:style-name="LFO22" text:continue-numbering="true">
        <text:list-item>
          <text:p text:style-name="P4">Hébergement Azure de type PaaS dans la région France ;</text:p>
        </text:list-item>
        <text:list-item>
          <text:p text:style-name="P5">Hébergement du serveur Web avec Azure App Service ;</text:p>
        </text:list-item>
        <text:list-item>
          <text:p text:style-name="P6">Hébergement de la base de<text:s/>données MariaDB  avec Azure Database for MariaDB ;</text:p>
        </text:list-item>
        <text:list-item>
          <text:p text:style-name="P7">Les caractéristiques de l’instance peuvent être moindre que celle de la VM hébergée chez OVH car la base de données doit être installée sur une instance différente de celle du serveur Web <text:s/>(rappel des caractéristiques de la VM hébergée chez OVH : 4 cœurs, 8 Go de RAM espace disque de <text:s/>160 Go ;</text:p>
        </text:list-item>
        <text:list-item>
          <text:p text:style-name="P8">Les besoins d’espace disque pour la base de données sont estimées à 50 Go ;</text:p>
        </text:list-item>
        <text:list-item>
          <text:p text:style-name="P9">La gestion des sauvegardes des données de MariaDB nécessite un espace estimé à 150 Go ;</text:p>
        </text:list-item>
        <text:list-item>
          <text:p text:style-name="P10">Scalabilité des service Web et base de données ;</text:p>
        </text:list-item>
        <text:list-item>
          <text:p text:style-name="P11">Haute disponibilité avec un site de secours distant d’au moins 10 km.<text:s/></text:p>
        </text:list-item>
      </text:list>
      <text:p text:style-name="P12"/>
      <text:h text:style-name="Titre1" text:outline-level="1">Evaluation du coût annuel du service Web :</text:h>
      <text:p text:style-name="Normal"><text:span text:style-name="T13">Lien :<text:s/></text:span><text:a xlink:href="https://azure.microsoft.com/fr-fr/pricing/calculator/" office:target-frame-name="_top" xlink:show="replace"><text:span text:style-name="T14">https://azure.mi</text:span><text:span text:style-name="T15">crosoft.com/fr-fr</text:span><text:bookmark-start text:name="_Hlt80736644"/><text:bookmark-start text:name="_Hlt80736645"/><text:span text:style-name="T16">/</text:span><text:bookmark-end text:name="_Hlt80736644"/><text:bookmark-end text:name="_Hlt80736645"/><text:span text:style-name="T17">pricing/calculator/</text:span></text:a></text:p>
      <text:p text:style-name="P18"/>
      <text:h text:style-name="Titre2" text:outline-level="2">Région :</text:h>
      <text:list text:style-name="LFO23" text:continue-numbering="true">
        <text:list-item>
          <text:p text:style-name="P19">Votre réponse …</text:p>
        </text:list-item>
      </text:list>
      <text:h text:style-name="Titre2" text:outline-level="2">Système d’exploitation :</text:h>
      <text:list text:style-name="LFO23" text:continue-numbering="true">
        <text:list-item>
          <text:p text:style-name="P20"><text:span text:style-name="T21">Votre réponse …</text:span></text:p>
        </text:list-item>
      </text:list>
      <text:h text:style-name="Titre2" text:outline-level="2">Option tarifaire :</text:h>
      <text:list text:style-name="LFO23" text:continue-numbering="true">
        <text:list-item>
          <text:p text:style-name="P22"><text:span text:style-name="T23">Niveau</text:span><text:span text:style-name="T24"> :<text:s/></text:span><text:span text:style-name="T25">Votre réponse …</text:span></text:p>
        </text:list-item>
        <text:list-item>
          <text:p text:style-name="P26"><text:span text:style-name="T27">Coût mensuel :<text:s/></text:span><text:span text:style-name="T28">Votre réponse …</text:span><text:span text:style-name="T29"><text:s/>€</text:span></text:p>
        </text:list-item>
      </text:list>
      <text:p text:style-name="P30"/>
      <text:h text:style-name="Titre2" text:outline-level="2">Nombre d’instances :<text:s/></text:h>
      <text:list text:style-name="LFO23" text:continue-numbering="true">
        <text:list-item>
          <text:p text:style-name="P31">Nombre<text:s/>d’instance en fonctionnement normal (9 mois par an) : 1 instance<text:s/></text:p>
        </text:list-item>
        <text:list-item>
          <text:p text:style-name="P32"><text:span text:style-name="T33">Nombre d’instance lors des pics d’activité (3 mois par an) :<text:s/></text:span><text:span text:style-name="T34">Votre réponse …</text:span></text:p>
        </text:list-item>
        <text:list-item>
          <text:p text:style-name="P35"><text:span text:style-name="T36">Coût annuel :<text:s/></text:span><text:span text:style-name="T37">Votre réponse …</text:span><text:span text:style-name="T38"><text:s/>€</text:span></text:p>
        </text:list-item>
      </text:list>
      <text:p text:style-name="P39"/>
      <text:h text:style-name="Titre2" text:outline-level="2">Région du site de secours avec les mêmes caractéristiques :</text:h>
      <text:list text:style-name="LFO23" text:continue-numbering="true">
        <text:list-item>
          <text:p text:style-name="P40"><text:span text:style-name="T41">Votre réponse …</text:span></text:p>
        </text:list-item>
        <text:list-item>
          <text:p text:style-name="P42"><text:span text:style-name="T43">Coût mensuel :<text:s/></text:span><text:span text:style-name="T44">Votre réponse …</text:span><text:span text:style-name="T45"><text:s/>€<text:s/></text:span></text:p>
        </text:list-item>
        <text:list-item>
          <text:p text:style-name="P46"><text:span text:style-name="T47">Coût annuel : <text:s/></text:span><text:span text:style-name="T48">Votre réponse …</text:span><text:span text:style-name="T49"><text:s/>€</text:span></text:p>
        </text:list-item>
      </text:list>
      <text:p text:style-name="P50"/>
      <text:h text:style-name="Titre2" text:outline-level="2">Coût annuel du serveur Web :<text:s/></text:h>
      <text:p text:style-name="Normal"><text:span text:style-name="T51">Votre réponse …</text:span><text:span text:style-name="T52"><text:s/>€ /an</text:span></text:p>
      <text:p text:style-name="P53"/>
      <text:h text:style-name="Titre1" text:outline-level="1">Evaluation du coût annuel de la base de données MariaDB :</text:h>
      <text:p text:style-name="Normal"><text:span text:style-name="T54">Lien :<text:s/></text:span><text:a xlink:href="https://azure.microsoft.com/fr-fr/pricing/calculator/" office:target-frame-name="_top" xlink:show="replace"><text:span text:style-name="T55">https://azure.microsoft.com/fr-fr/pricing/calculator/</text:span></text:a></text:p>
      <text:p text:style-name="P56"/>
      <text:h text:style-name="Titre2" text:outline-level="2">Région :</text:h>
      <text:list text:style-name="LFO23" text:continue-numbering="true">
        <text:list-item>
          <text:p text:style-name="P57"><text:span text:style-name="T58">Votre réponse …</text:span></text:p>
        </text:list-item>
      </text:list>
      <text:h text:style-name="Titre2" text:outline-level="2">Option tarifaire du plan :</text:h>
      <text:list text:style-name="LFO23" text:continue-numbering="true">
        <text:list-item>
          <text:p text:style-name="P59"><text:span text:style-name="T60">Niveau</text:span><text:span text:style-name="T61"> :<text:s/></text:span><text:span text:style-name="T62">Votre réponse …</text:span></text:p>
        </text:list-item>
        <text:list-item>
          <text:p text:style-name="P63"><text:span text:style-name="T64">Option<text:s/></text:span><text:span text:style-name="T65">d’économie :<text:s/></text:span><text:span text:style-name="T66">Votre réponse …</text:span></text:p>
        </text:list-item>
        <text:list-item>
          <text:p text:style-name="P67"><text:span text:style-name="T68">Stockage :<text:s/></text:span><text:span text:style-name="T69">Votre réponse …</text:span><text:span text:style-name="T70"><text:s/>Go</text:span></text:p>
        </text:list-item>
        <text:list-item>
          <text:p text:style-name="P71"><text:span text:style-name="T72">Stockage de sauvegarde supplémentaire :<text:s/></text:span><text:span text:style-name="T73">Votre réponse …</text:span><text:span text:style-name="T74"><text:s/>Go</text:span></text:p>
        </text:list-item>
        <text:list-item>
          <text:p text:style-name="P75"><text:span text:style-name="T76">Coût mensuel :<text:s/></text:span><text:span text:style-name="T77">Votre réponse …</text:span><text:span text:style-name="T78"><text:s/>€</text:span></text:p>
        </text:list-item>
      </text:list>
      <text:p text:style-name="P79"/>
      <text:h text:style-name="Titre2" text:outline-level="2">Nombre d’instances :<text:s/></text:h>
      <text:list text:style-name="LFO23" text:continue-numbering="true">
        <text:list-item>
          <text:p text:style-name="P80">En fonctionnement normal (9 mois par an) : 1 instance</text:p>
        </text:list-item>
        <text:list-item>
          <text:p text:style-name="P81"><text:span text:style-name="T82">Lors des pics d’activité (3 mois par an) :<text:s/></text:span><text:span text:style-name="T83">Votre réponse …</text:span></text:p>
        </text:list-item>
        <text:list-item>
          <text:p text:style-name="P84"><text:span text:style-name="T85">Coût annuel :<text:s/></text:span><text:span text:style-name="T86">Votre réponse …</text:span><text:span text:style-name="T87"><text:s/>€</text:span></text:p>
        </text:list-item>
      </text:list>
      <text:p text:style-name="P88"/>
      <text:h text:style-name="Titre2" text:outline-level="2">Région du site de secours avec les mêmes caractéristiques :</text:h>
      <text:list text:style-name="LFO23" text:continue-numbering="true">
        <text:list-item>
          <text:p text:style-name="P89"><text:span text:style-name="T90">Votre réponse …</text:span></text:p>
        </text:list-item>
        <text:list-item>
          <text:p text:style-name="P91"><text:span text:style-name="T92">Coût mensuel :<text:s/></text:span><text:span text:style-name="T93">Votre réponse …</text:span><text:span text:style-name="T94"><text:s/>€<text:s/></text:span></text:p>
        </text:list-item>
        <text:list-item>
          <text:p text:style-name="P95"><text:span text:style-name="T96">Coût annuel : <text:s/></text:span><text:span text:style-name="T97">Votre réponse …</text:span><text:span text:style-name="T98"><text:s/>€</text:span></text:p>
        </text:list-item>
      </text:list>
      <text:p text:style-name="P99"/>
      <text:h text:style-name="Titre2" text:outline-level="2">Coût annuel :<text:s/></text:h>
      <text:p text:style-name="Normal"><text:span text:style-name="T100">Votre réponse …</text:span><text:span text:style-name="T101"><text:s/>€ /an</text:span></text:p>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Frutiger LT Std 55 Roman" svg:font-family="Frutiger LT Std 55 Roman" style:font-family-generic="swiss" style:font-pitch="variable"/>
    <style:font-face style:name="Frutiger LT Std 87 ExtraBlk Cn" svg:font-family="Frutiger LT Std 87 ExtraBlk Cn"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7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0694in" fo:margin-bottom="0.069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Normal" style:next-style-name="Normal" style:default-outline-level="2">
      <style:paragraph-properties fo:margin-top="0.0694in" fo:margin-bottom="0.069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Normal" style:next-style-name="Normal" style:default-outline-level="3">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Normal" style:next-style-name="Normal"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Normal" style:next-style-name="Normal"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Normal" style:next-style-name="Normal" style:default-outline-level="7">
      <style:paragraph-properties fo:margin-bottom="0.0416in"/>
      <style:text-properties style:font-name-complex="Times New Roman" style:font-size-complex="12pt" fo:hyphenate="false"/>
    </style:style>
    <style:style style:name="Titre8" style:display-name="Titre 8" style:family="paragraph" style:parent-style-name="Normal" style:next-style-name="Normal"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Normal" style:next-style-name="Normal"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paragraph-properties fo:text-align="justify"/>
      <style:text-properties style:font-name="Arial" style:font-name-complex="Arial" fo:hyphenate="false"/>
    </style:style>
    <style:style style:name="Policepardéfaut" style:display-name="Police par défaut" style:family="text"/>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égende" style:display-name="Légende" style:family="paragraph" style:parent-style-name="Normal" style:next-style-name="Normal">
      <style:paragraph-properties fo:text-align="center" fo:margin-top="0.0833in" fo:margin-bottom="0.0833in"/>
      <style:text-properties fo:font-weight="bold" style:font-weight-asian="bold" style:font-weight-complex="bold" fo:hyphenate="false"/>
    </style:style>
    <style:style style:name="programlisting" style:display-name="programlisting" style:family="paragraph" style:parent-style-name="Normal" style:auto-update="true">
      <style:paragraph-properties fo:line-height="150%" fo:margin-left="0.3152in">
        <style:tab-stops/>
      </style:paragraph-properties>
      <style:text-properties style:font-name="Courier New" style:font-name-complex="Times New Roman" style:font-size-complex="12pt" fo:hyphenate="false"/>
    </style:style>
    <style:style style:name="syntaxe" style:display-name="syntaxe" style:family="text">
      <style:text-properties style:font-name="Courier New" style:font-name-complex="Courier New" fo:font-size="10pt" style:font-size-asian="10pt"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complex="Courier New" fo:font-weight="bold" style:font-weight-asian="bold" fo:font-size="10pt" style:font-size-asian="10pt"/>
    </style:style>
    <style:style style:name="Important" style:display-name="Important" style:family="paragraph" style:parent-style-name="Normal">
      <style:text-properties style:text-underline-type="single" style:text-underline-style="solid" style:text-underline-width="auto" style:text-underline-mode="continuous" fo:hyphenate="false"/>
    </style:style>
    <style:style style:name="Listeàpuces2" style:display-name="Liste à puces 2" style:family="paragraph" style:parent-style-name="Normal">
      <style:text-properties fo:hyphenate="false"/>
    </style:style>
    <style:style style:name="Lienhypertexte" style:display-name="Lien hypertexte" style:family="text">
      <style:text-properties style:font-name="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Listeànuméros" style:display-name="Liste à numéros" style:family="paragraph" style:parent-style-name="Listeàpuces" style:list-style-name="LFO1">
      <style:text-properties fo:hyphenate="false"/>
    </style:style>
    <style:style style:name="Listeàpuces" style:display-name="Liste à puces" style:family="paragraph" style:parent-style-name="Normal">
      <style:text-properties fo:hyphenate="false"/>
    </style:style>
    <style:style style:name="NormalWeb" style:display-name="Normal (Web)" style:family="paragraph" style:parent-style-name="Normal" style:auto-update="true">
      <style:paragraph-properties fo:line-height="150%"/>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Lienhypertextesuivivisité" style:display-name="Lien hypertexte suivi visité" style:family="text">
      <style:text-properties style:font-name-complex="Times New Roman" fo:color="#800080" style:text-underline-type="single" style:text-underline-style="solid" style:text-underline-width="auto" style:text-underline-mode="continuous" style:text-underline-color="font-color"/>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s" style:display-name="Explorateur de documents" style:family="paragraph" style:parent-style-name="Normal">
      <style:paragraph-properties fo:background-color="#000080"/>
      <style:text-properties style:font-name="Tahoma" style:font-name-complex="Tahoma" fo:hyphenate="false"/>
    </style:style>
    <style:style style:name="Titre8Car" style:display-name="Titre 8 Car" style:family="text" style:parent-style-name="Policepardéfaut">
      <style:text-properties style:font-name="Arial" fo:font-style="italic" style:font-style-asian="italic" style:font-style-complex="italic" style:font-size-complex="12pt"/>
    </style:style>
    <style:style style:name="remarque" style:display-name="remarque" style:family="paragraph" style:parent-style-name="Normal" style:next-style-name="Normal">
      <style:text-properties fo:font-weight="bold" style:font-weight-asian="bold" fo:hyphenate="false"/>
    </style:style>
    <style:style style:name="titre_document" style:display-name="titre_document" style:family="paragraph" style:parent-style-name="Normal" style:next-style-name="Normal">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Normal" style:next-style-name="Normal">
      <style:paragraph-properties fo:margin-top="0.0833in" fo:margin-bottom="0.1666in"/>
      <style:text-properties fo:font-weight="bold" style:font-weight-asian="bold" fo:color="#B02200" fo:font-size="13pt" style:font-size-asian="13pt" style:font-size-complex="13pt" fo:hyphenate="false"/>
    </style:style>
    <style:style style:name="TM2" style:display-name="TM 2" style:family="paragraph" style:parent-style-name="Normal" style:next-style-name="Normal" style:auto-update="true">
      <style:paragraph-properties fo:margin-left="0.1388in">
        <style:tab-stops/>
      </style:paragraph-properties>
      <style:text-properties fo:hyphenate="false"/>
    </style:style>
    <style:style style:name="TM4" style:display-name="TM 4" style:family="paragraph" style:parent-style-name="Normal" style:next-style-name="Normal" style:auto-update="true">
      <style:paragraph-properties fo:margin-left="0.4166in">
        <style:tab-stops/>
      </style:paragraph-properties>
      <style:text-properties fo:hyphenate="false"/>
    </style:style>
    <style:style style:name="TM5" style:display-name="TM 5" style:family="paragraph" style:parent-style-name="Normal" style:next-style-name="Normal" style:auto-update="true">
      <style:paragraph-properties fo:margin-left="0.5555in">
        <style:tab-stops/>
      </style:paragraph-properties>
      <style:text-properties fo:hyphenate="false"/>
    </style:style>
    <style:style style:name="TM6" style:display-name="TM 6" style:family="paragraph" style:parent-style-name="Normal" style:next-style-name="Normal" style:auto-update="true">
      <style:paragraph-properties fo:margin-left="0.6944in">
        <style:tab-stops/>
      </style:paragraph-properties>
      <style:text-properties fo:hyphenate="false"/>
    </style:style>
    <style:style style:name="TM7" style:display-name="TM 7" style:family="paragraph" style:parent-style-name="Normal" style:next-style-name="Normal" style:auto-update="true">
      <style:paragraph-properties fo:margin-left="0.8333in">
        <style:tab-stops/>
      </style:paragraph-properties>
      <style:text-properties fo:hyphenate="false"/>
    </style:style>
    <style:style style:name="TM8" style:display-name="TM 8" style:family="paragraph" style:parent-style-name="Normal" style:next-style-name="Normal" style:auto-update="true">
      <style:paragraph-properties fo:margin-left="0.9722in">
        <style:tab-stops/>
      </style:paragraph-properties>
      <style:text-properties fo:hyphenate="false"/>
    </style:style>
    <style:style style:name="western" style:display-name="western" style:family="paragraph" style:parent-style-name="Normal">
      <style:paragraph-properties fo:margin-top="0.0694in" fo:margin-bottom="0.0986in" fo:line-height="120%"/>
      <style:text-properties fo:hyphenate="false"/>
    </style:style>
    <style:style style:name="titre_sous_partie" style:display-name="titre_sous_partie" style:family="paragraph" style:parent-style-name="Normal" style:next-style-name="Normal">
      <style:text-properties fo:font-weight="bold" style:font-weight-asian="bold"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puces3" style:display-name="Liste à puces 3" style:family="paragraph" style:parent-style-name="Normal">
      <style:text-properties fo:hyphenate="false"/>
    </style:style>
    <style:style style:name="Listeàpuces4" style:display-name="Liste à puces 4" style:family="paragraph" style:parent-style-name="Normal" style:list-style-name="LFO3">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color="#000080" fo:font-size="8pt" style:font-size-asian="8pt" style:font-size-complex="8pt"/>
    </style:style>
    <style:style style:name="apple-converted-space" style:display-name="apple-converted-space" style:family="text" style:parent-style-name="Policepardéfaut"/>
    <style:style style:name="Élevé" style:display-name="Élevé" style:family="text" style:parent-style-name="Policepardéfaut">
      <style:text-properties fo:font-weight="bold" style:font-weight-asian="bold" style:font-weight-complex="bol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Arial" style:font-name-complex="Arial" fo:color="#000080"/>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complex="Arial" fo:font-weight="bold" style:font-weight-asian="bold" style:font-weight-complex="bold" fo:color="#000080"/>
    </style:style>
    <style:style style:name="Révision" style:display-name="Révision" style:family="paragraph">
      <style:text-properties style:font-name="Arial" style:font-name-complex="Arial" fo:color="#000080" fo:hyphenate="false"/>
    </style:style>
    <style:style style:name="En-têteCar" style:display-name="En-tête Car" style:family="text" style:parent-style-name="Policepardéfaut">
      <style:text-properties style:font-name="Arial" style:font-name-complex="Arial" fo:color="#000080"/>
    </style:style>
    <style:style style:name="Titre3Car" style:display-name="Titre 3 Car" style:family="text" style:parent-style-name="Policepardéfaut">
      <style:text-properties style:font-name="Arial" style:font-name-complex="Arial" fo:font-weight="bold" style:font-weight-asian="bold" style:font-weight-complex="bold" fo:color="#000080"/>
    </style:style>
    <style:style style:name="Titre2Car" style:display-name="Titre 2 Car" style:family="text" style:parent-style-name="Policepardéfaut">
      <style:text-properties style:font-name="Arial" style:font-name-complex="Arial" fo:font-weight="bold" style:font-weight-asian="bold" style:font-weight-complex="bold" fo:color="#B02200" fo:font-size="13pt" style:font-size-asian="13pt" style:font-size-complex="18pt"/>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text-align="justify"/>
      <style:text-properties style:font-name="Arial" style:font-name-complex="Arial" fo:color="#000080" style:letter-kerning="true" style:language-asian="zh" style:country-asian="CN" fo:hyphenate="false"/>
    </style:style>
    <style:style style:name="Titre1Car" style:display-name="Titre 1 Car" style:family="text" style:parent-style-name="Policepardéfaut">
      <style:text-properties style:font-name="Arial" style:font-name-complex="Arial" fo:font-weight="bold" style:font-weight-asian="bold" style:font-weight-complex="bold" fo:color="#7D9BFF" fo:font-size="14pt" style:font-size-asian="14pt" style:font-size-complex="14pt"/>
    </style:style>
    <style:style style:name="TABLO" style:display-name="TABLO" style:family="paragraph" style:parent-style-name="Normal">
      <style:paragraph-properties style:vertical-align="auto" fo:margin-top="0.0416in" fo:line-height="0.1666in"/>
      <style:text-properties style:font-name="Frutiger LT Std 55 Roman" fo:font-size="8pt" style:font-size-asian="8pt" style:font-size-complex="8pt" fo:hyphenate="true"/>
    </style:style>
    <style:style style:name="TABLOCar" style:display-name="TABLO Car" style:family="text">
      <style:text-properties style:font-name="Frutiger LT Std 55 Roman" style:font-name-complex="Arial" fo:font-size="8pt" style:font-size-asian="8pt" style:font-size-complex="8pt"/>
    </style:style>
    <style:style style:name="tablo-en-tete" style:display-name="tablo-en-tete" style:family="paragraph" style:parent-style-name="Normal">
      <style:paragraph-properties fo:text-align="center" style:vertical-align="auto" fo:margin-top="0.0416in" fo:line-height="0.1666in"/>
      <style:text-properties style:font-name="Frutiger LT Std 87 ExtraBlk Cn" fo:color="#FFFFFF" fo:font-size="8pt" style:font-size-asian="8pt" style:font-size-complex="8pt" fo:hyphenate="true"/>
    </style: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Wingdings"/>
    </style:style>
    <style:style style:name="WW_CharLFO17LVL2" style:family="text">
      <style:text-properties style:font-name="Arial"/>
    </style:style>
    <style:style style:name="WW_CharLFO17LVL3" style:family="text">
      <style:text-properties style:font-name="Arial"/>
    </style:style>
    <style:style style:name="WW_CharLFO17LVL4" style:family="text">
      <style:text-properties style:font-name="Aria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text:list-style style:name="ListeCerta" style:display-name="Liste Certa">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8LVL1" style:family="text">
      <style:text-properties style:font-name="Wingdings" style:font-name-complex="Wingdings" fo:font-size="12pt" style:font-size-asian="12pt" style:font-size-complex="12pt"/>
    </style:style>
    <style:style style:name="WW_CharLFO18LVL2" style:family="text">
      <style:text-properties style:font-name="Wingdings" fo:font-size="11pt" style:font-size-asian="11pt" style:font-size-complex="12pt"/>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ListeCertamanipulation" style:display-name="Liste Certa manipulation">
      <text:list-level-style-bullet text:level="1" text:style-name="WW_CharLFO18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18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fo:font-weight="bold" style:font-weight-asian="bold" fo:font-style="normal" style:font-style-asian="normal" fo:font-size="12pt" style:font-size-asian="12pt" style:font-size-complex="12pt"/>
    </style:style>
    <text:list-style style:name="ListeCertaTAF" style:display-name="Liste Certa TAF">
      <text:list-level-style-number text:level="1" text:style-name="WW_CharLFO19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style:num-prefix="Q" style:num-suffix="." style:num-format="1">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LFO1" style:display-name="LFO1">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Wingdings"/>
    </style:style>
    <style:style style:name="WW_CharLFO21LVL2" style:family="text">
      <style:text-properties style:font-name="Symbol"/>
    </style:style>
    <style:style style:name="WW_CharLFO21LVL3" style:family="text">
      <style:text-properties style:font-name="Courier New"/>
    </style:style>
    <style:style style:name="WW_CharLFO21LVL4" style:family="text">
      <style:text-properties style:font-name="Courier New"/>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Symbol"/>
    </style:style>
    <style:style style:name="WW_CharLFO21LVL9" style:family="text">
      <style:text-properties style:font-name="Symbol"/>
    </style:style>
    <text:list-style style:name="LFO3" style:display-name="LFO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1LVL3"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2LVL1" style:family="text">
      <style:text-properties style:font-name="Arial" style:font-name-asian="Times New Roman"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Times New Roman"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2951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office:automatic-styles>
  <office:master-styles>
    <style:master-page style:name="MP0" style:page-layout-name="PL0">
      <style:header>
        <text:p text:style-name="P2">Evaluation chiffrée de l’hébergement du service Web Chocolate’in <text:s/>dans Azure<text:s/><text:tab/>page<text:s/><text:page-number text:fixed="false">1</text:page-number><text:s/>/<text:s/><text:page-count>2</text:page-count></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ôté cours</dc:title>
    <meta:initial-creator>david</meta:initial-creator>
    <dc:creator>Charles TECHER</dc:creator>
    <meta:creation-date>2021-08-23T10:41:00Z</meta:creation-date>
    <dc:date>2021-08-24T20:44:00Z</dc:date>
    <meta:print-date>2017-10-13T07:19:00Z</meta:print-date>
    <meta:template xlink:href="stylesCertaV3-beta(1).dotx" xlink:type="simple"/>
    <meta:editing-cycles>6</meta:editing-cycles>
    <meta:editing-duration>PT3840S</meta:editing-duration>
    <meta:user-defined meta:name="_EmailSubject">modèle</meta:user-defined>
    <meta:user-defined meta:name="_AuthorEmail">ericdeschaintre@wanadoo.fr</meta:user-defined>
    <meta:user-defined meta:name="_AuthorEmailDisplayName">Eric Deschaintre</meta:user-defined>
    <meta:user-defined meta:name="_ReviewingToolsShownOnce"/>
    <meta:user-defined meta:name="ContentTypeId">0x0101003F08465FD12B4F40AB417D6354713CDE</meta:user-defined>
    <meta:document-statistic meta:page-count="2" meta:paragraph-count="4" meta:word-count="363" meta:character-count="2356" meta:row-count="16" meta:non-whitespace-character-count="1997"/>
  </office:meta>
</office:document-meta>
</file>